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turnsMoreEmptyValues.returnValueFor( Class &lt; ?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turnsMoreEmptyValues.answer( InvocationOnMock invoc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